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385cm" fo:min-width="17.013cm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001cm"/>
      <style:paragraph-properties style:writing-mode="lr-tb"/>
    </style:style>
    <style:style style:name="pr5" style:family="presentation" style:parent-style-name="Alizarin-outline1" style:list-style-name="L3">
      <style:graphic-properties fo:min-height="9.751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title">
      <style:graphic-properties fo:min-height="2.25cm"/>
      <style:paragraph-properties style:writing-mode="lr-tb"/>
    </style:style>
    <style:style style:name="pr8" style:family="presentation" style:parent-style-name="Alizarin-outline1">
      <style:graphic-properties fo:min-height="12.75cm"/>
      <style:paragraph-properties style:writing-mode="lr-tb"/>
    </style:style>
    <style:style style:name="pr9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10" style:family="presentation" style:parent-style-name="Alizarin-outline1">
      <style:graphic-properties fo:min-height="9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0pt" style:font-size-asian="30pt" style:font-size-complex="30pt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36pt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style:writing-mode="lr-tb"/>
      <style:text-properties fo:hyphenate="false" loext:hyphenation-no-caps="false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36pt" style:font-size-asian="36pt" style:font-size-complex="36pt"/>
    </style:style>
    <style:style style:name="P10" style:family="paragraph">
      <style:paragraph-properties fo:text-align="center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36pt"/>
    </style:style>
    <style:style style:name="T3" style:family="text">
      <style:text-properties fo:font-size="25.5pt" style:font-size-asian="25.5pt" style:font-size-complex="25.5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5cm" svg:height="2cm" svg:x="1cm" svg:y="6cm" presentation:class="title">
          <draw:text-box>
            <text:p text:style-name="P1"><text:span text:style-name="T1">Recap: Network layer / Link State / Distance Vector</text:span></text:p>
          </draw:text-box>
        </draw:frame>
        <draw:frame presentation:style-name="pr2" draw:text-style-name="P3" draw:layer="layout" svg:width="25cm" svg:height="5.25cm" svg:x="1.5cm" svg:y="8.75cm" presentation:class="subtitle" presentation:placeholder="true">
          <draw:text-box/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cm" svg:x="1cm" svg:y="0.75cm" presentation:class="title" presentation:user-transformed="true">
          <draw:text-box>
            <text:p><text:span text:style-name="T2">Planen for de her 45 min.</text:span></text:p>
          </draw:text-box>
        </draw:frame>
        <draw:frame presentation:style-name="pr5" draw:text-style-name="P7" draw:layer="layout" svg:width="25.5cm" svg:height="9.75cm" svg:x="1cm" svg:y="3.75cm" presentation:class="outline">
          <draw:text-box>
            <text:list text:style-name="L2">
              <text:list-item>
                <text:p text:style-name="P6"><text:span text:style-name="T3">Gennemgang af Network Layer og dets egenskaber</text:span></text:p>
                <text:p text:style-name="P6"><text:span text:style-name="T3"/></text:p>
              </text:list-item>
              <text:list-item>
                <text:p text:style-name="P6"><text:span text:style-name="T3">Gennemgang af eksamenopgave med link state routing</text:span></text:p>
                <text:p text:style-name="P6"><text:span text:style-name="T3"/></text:p>
              </text:list-item>
              <text:list-item>
                <text:p text:style-name="P6"><text:span text:style-name="T3">Gennemgang af distance vector algorithm og poison reverse</text:span></text:p>
                <text:p text:style-name="P6"><text:span text:style-name="T3"/></text:p>
              </text:list-item>
              <text:list-item>
                <text:p text:style-name="P6"><text:span text:style-name="T3"><text:s/></text:span><text:span text:style-name="T3">Gennemgang af Longest prefix match eksamensopgave</text:span></text:p>
                <text:p text:style-name="P6"><text:span text:style-name="T3"/>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9" draw:layer="layout" svg:width="26cm" svg:height="2cm" svg:x="1cm" svg:y="0.75cm" presentation:class="title" presentation:user-transformed="true">
          <draw:text-box>
            <text:p><text:span text:style-name="T4">Network Layer</text:span>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 text:style-name="P1">Hvad inkludere Network Layer</text:p>
              </text:list-item>
              <text:list-item>
                <text:p text:style-name="P1">Network layers hovedansvar: At facilitere deling af data mellem afsender og modtager</text:p>
              </text:list-item>
              <text:list-item>
                <text:p text:style-name="P1">Forwarding og Routing </text:p>
              </text:list-item>
              <text:list-item>
                <text:p text:style-name="P1">Forwarding: Sørger for at flytte packets fra router input til bedste router output</text:p>
              </text:list-item>
              <text:list-item>
                <text:p text:style-name="P1">Routing: Beslutter den optimale vej fra afsender til modtager</text:p>
              </text:list-item>
              <text:list-item>
                <text:p text:style-name="P1">Forwarding med longest prefix match</text:p>
              </text:list-item>
              <text:list-item>
                <text:p text:style-name="P1">Routing med link state og distance vector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3" presentation:class="page"/>
          <draw:frame presentation:style-name="pr9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6cm" svg:height="2cm" svg:x="1cm" svg:y="0.75cm" presentation:class="title">
          <draw:text-box>
            <text:p><text:span text:style-name="T4">Internet protocol </text:span></text:p>
          </draw:text-box>
        </draw:frame>
        <draw:frame presentation:style-name="pr10" draw:text-style-name="P1" draw:layer="layout" svg:width="25.5cm" svg:height="9.75cm" svg:x="1cm" svg:y="3.75cm" presentation:class="outline">
          <draw:text-box>
            <text:list text:style-name="L1">
              <text:list-item>
                <text:p>Hvad er IP</text:p>
              </text:list-item>
              <text:list-item>
                <text:p>Best effort gurantee</text:p>
              </text:list-item>
              <text:list-item>
                <text:p>Ingen gurantees på Bandwitdth, Loss, Order eller timing</text:p>
              </text:list-item>
              <text:list-item>
                <text:p>Ingen error detection, det kan en higher-level protocol oprdne</text:p>
              </text:list-item>
              <text:list-item>
                <text:p>Packets behøver ikke tage samme vej så længe det ankommer</text:p>
              </text:list-item>
              <text:list-item>
                <text:p>Packets behøver ikke komme I rækkefølge, modtageren kan sætte dem I rækkefølge</text:p>
              </text:list-item>
              <text:list-item>
                <text:p>Tabte packets kan bare sendes igen</text:p>
              </text:list-item>
              <text:list-item>
                <text:p>Congestion control styres af afsender I forhold til loss or del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6cm" svg:height="2cm" svg:x="1cm" svg:y="0.75cm" presentation:class="title">
          <draw:text-box>
            <text:p><text:span text:style-name="T4">Forwarding</text:span></text:p>
          </draw:text-box>
        </draw:frame>
        <draw:frame presentation:style-name="pr10" draw:text-style-name="P1" draw:layer="layout" svg:width="25.5cm" svg:height="9.75cm" svg:x="1cm" svg:y="3.75cm" presentation:class="outline">
          <draw:text-box>
            <text:list text:style-name="L1">
              <text:list-item>
                <text:p>Få packets fra routerens input til det bedste router output</text:p>
              </text:list-item>
              <text:list-item>
                <text:p>Forwarding tables med longest prefix match</text:p>
              </text:list-item>
              <text:list-item>
                <text:p>Bruger det længste prefix til at beslutte hvilke router link interface der skal bruges</text:p>
              </text:list-item>
              <text:list-item>
                <text:p>Example exam opgave med longest prefix mat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6cm" svg:height="2cm" svg:x="1cm" svg:y="0.75cm" presentation:class="title">
          <draw:text-box>
            <text:p><text:span text:style-name="T4">Routing</text:span></text:p>
          </draw:text-box>
        </draw:frame>
        <draw:frame presentation:style-name="pr10" draw:text-style-name="P1" draw:layer="layout" svg:width="25.5cm" svg:height="9.75cm" svg:x="1cm" svg:y="3.75cm" presentation:class="outline">
          <draw:text-box>
            <text:list text:style-name="L1">
              <text:list-item>
                <text:p>Beslutte hvilken route som packeten skal tage fra afsender til destination</text:p>
              </text:list-item>
              <text:list-item>
                <text:p>Har vi global eller decentraliseret information?</text:p>
              </text:list-item>
              <text:list-item>
                <text:p>Global: Alle routere har <text:s/>komplet topology, link cost info. Link state algorithm</text:p>
              </text:list-item>
              <text:list-item>
                <text:p>Decentraliseret: Routere kender naboer og link cost til naboer</text:p>
              </text:list-item>
              <text:list-item>
                <text:p>Iterativ deling af data med naboer og opdatering af link cost. Distance vector algorithm</text:p>
              </text:list-item>
              <text:list-item>
                <text:p>Kort eksampel med Distance Vector til sidst hvis vi har ti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 presentation:user-transformed="true">
          <draw:text-box>
            <text:p>Spørgsmål</text:p>
          </draw:text-box>
        </draw:frame>
        <draw:frame presentation:style-name="pr10" draw:text-style-name="P1" draw:layer="layout" svg:width="25.5cm" svg:height="9.75cm" svg:x="1.17cm" svg:y="3.585cm" presentation:class="outline" presentation:placeholder="true" presentation:user-transformed="true">
          <draw:text-box/>
        </draw:frame>
        <draw:custom-shape draw:style-name="gr2" draw:text-style-name="P10" draw:layer="layout" svg:width="24.765cm" svg:height="10.795cm" svg:x="1.905cm" svg:y="3.1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1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4T13:19:39.884000000</meta:creation-date>
    <meta:editing-duration>PT2H53M35S</meta:editing-duration>
    <meta:editing-cycles>11</meta:editing-cycles>
    <meta:generator>LibreOffice/7.0.4.2$Windows_X86_64 LibreOffice_project/dcf040e67528d9187c66b2379df5ea4407429775</meta:generator>
    <dc:title>Alizarin</dc:title>
    <dc:date>2021-01-15T15:09:58.272000000</dc:date>
    <meta:document-statistic meta:object-count="67"/>
  </office:meta>
</office:document-meta>
</file>